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5in" fo:margin-left="0.0007in" fo:margin-top="0in" fo:margin-bottom="0in" table:align="left" style:writing-mode="lr-tb"/>
    </style:style>
    <style:style style:name="Table4.A" style:family="table-column">
      <style:table-column-properties style:column-width="1.3889in"/>
    </style:style>
    <style:style style:name="Table4.B" style:family="table-column">
      <style:table-column-properties style:column-width="1.6667in"/>
    </style:style>
    <style:style style:name="Table4.D" style:family="table-column">
      <style:table-column-properties style:column-width="1.7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4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D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padding-left="0.0833in" fo:padding-right="0.0833in" fo:padding-top="0.0556in" fo:padding-bottom="0.0556in" fo:border="0.1pt solid #cccccc"/>
    </style:style>
    <style:style style:name="Table4.B3" style:family="table-cell">
      <style:table-cell-properties fo:padding-left="0.0833in" fo:padding-right="0.0833in" fo:padding-top="0.0556in" fo:padding-bottom="0.0556in" fo:border="0.1pt solid #cccccc"/>
    </style:style>
    <style:style style:name="Table4.C3" style:family="table-cell">
      <style:table-cell-properties fo:padding-left="0.0833in" fo:padding-right="0.0833in" fo:padding-top="0.0556in" fo:padding-bottom="0.0556in" fo:border="0.1pt solid #cccccc"/>
    </style:style>
    <style:style style:name="Table4.D3" style:family="table-cell">
      <style:table-cell-properties fo:padding-left="0.0833in" fo:padding-right="0.0833in" fo:padding-top="0.0556in" fo:padding-bottom="0.0556in" fo:border="0.1pt solid #cccccc"/>
    </style:style>
    <style:style style:name="Table4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4.D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lr-tb"/>
    </style:style>
    <style:style style:name="Table5.A" style:family="table-column">
      <style:table-column-properties style:column-width="1.666in"/>
    </style:style>
    <style:style style:name="Table5.B" style:family="table-column">
      <style:table-column-properties style:column-width="1.3896in"/>
    </style:style>
    <style:style style:name="Table5.C" style:family="table-column">
      <style:table-column-properties style:column-width="3.44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1b3a5c" fo:padding-left="0.0833in" fo:padding-right="0.0833in" fo:padding-top="0.0556in" fo:padding-bottom="0.0556in" fo:border="0.1pt solid #cccccc">
        <style:background-image/>
      </style:table-cell-properties>
    </style:style>
    <style:style style:name="Table5.A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B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C2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padding-left="0.0833in" fo:padding-right="0.0833in" fo:padding-top="0.0556in" fo:padding-bottom="0.0556in" fo:border="0.1pt solid #cccccc"/>
    </style:style>
    <style:style style:name="Table5.B3" style:family="table-cell">
      <style:table-cell-properties fo:padding-left="0.0833in" fo:padding-right="0.0833in" fo:padding-top="0.0556in" fo:padding-bottom="0.0556in" fo:border="0.1pt solid #cccccc"/>
    </style:style>
    <style:style style:name="Table5.C3" style:family="table-cell">
      <style:table-cell-properties fo:padding-left="0.0833in" fo:padding-right="0.0833in" fo:padding-top="0.0556in" fo:padding-bottom="0.0556in" fo:border="0.1pt solid #cccccc"/>
    </style:style>
    <style:style style:name="Table5.A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B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C4" style:family="table-cell">
      <style:table-cell-properties fo:background-color="#eaf1f8" fo:padding-left="0.0833in" fo:padding-right="0.0833in" fo:padding-top="0.0556in" fo:padding-bottom="0.0556in" fo:border="0.1pt solid #cccccc">
        <style:background-image/>
      </style:table-cell-properties>
    </style:style>
    <style:style style:name="Table5.A5" style:family="table-cell">
      <style:table-cell-properties fo:padding-left="0.0833in" fo:padding-right="0.0833in" fo:padding-top="0.0556in" fo:padding-bottom="0.0556in" fo:border="0.1pt solid #cccccc"/>
    </style:style>
    <style:style style:name="Table5.B5" style:family="table-cell">
      <style:table-cell-properties fo:padding-left="0.0833in" fo:padding-right="0.0833in" fo:padding-top="0.0556in" fo:padding-bottom="0.0556in" fo:border="0.1pt solid #cccccc"/>
    </style:style>
    <style:style style:name="Table5.C5" style:family="table-cell">
      <style:table-cell-properties fo:padding-left="0.0833in" fo:padding-right="0.0833in" fo:padding-top="0.0556in" fo:padding-bottom="0.0556in" fo:border="0.1pt solid #cccccc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margin-top="0in" fo:margin-bottom="0.2083in" style:contextual-spacing="false" fo:text-align="center" style:justify-single-word="false"/>
      <style:text-properties fo:color="#555555" loext:opacity="100%" style:font-name="Arial" fo:font-size="11pt" fo:font-style="italic" fo:font-weight="bold" officeooo:paragraph-rsid="0009a685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margin-top="0in" fo:margin-bottom="0.111in" style:contextual-spacing="false" fo:line-height="0.2083in"/>
      <style:text-properties fo:color="#222222" loext:opacity="100%" style:font-name="Arial" fo:font-size="11pt" officeooo:paragraph-rsid="0009a685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.5in" fo:margin-right="0.5in" fo:margin-top="0.0835in" fo:margin-bottom="0.139in" style:contextual-spacing="false" fo:line-height="0.2083in" fo:text-indent="0in" style:auto-text-indent="false"/>
      <style:text-properties fo:color="#555555" loext:opacity="100%" style:font-name="Arial" fo:font-size="11pt" fo:font-style="italic" officeooo:paragraph-rsid="0009a685" style:font-name-asian="Arial1" style:font-size-asian="11pt" style:font-style-asian="italic" style:font-name-complex="Arial1" style:font-size-complex="11pt" style:font-style-complex="italic"/>
    </style:style>
    <style:style style:name="P5" style:family="paragraph" style:parent-style-name="Standard">
      <style:paragraph-properties fo:margin-top="0.139in" fo:margin-bottom="0.139in" style:contextual-spacing="false" fo:padding-left="0in" fo:padding-right="0in" fo:padding-top="0in" fo:padding-bottom="0.111in" fo:border-left="none" fo:border-right="none" fo:border-top="none" fo:border-bottom="0.26pt solid #2e75b6"/>
      <style:text-properties officeooo:paragraph-rsid="0009a685"/>
    </style:style>
    <style:style style:name="P6" style:family="paragraph" style:parent-style-name="Standard">
      <style:paragraph-properties fo:margin-top="0in" fo:margin-bottom="0in" style:contextual-spacing="false" fo:orphans="0" fo:widows="0"/>
      <style:text-properties fo:color="#ffffff" loext:opacity="100%" style:font-name="Arial" fo:font-size="10pt" fo:font-weight="bold" officeooo:paragraph-rsid="0009a685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top="0in" fo:margin-bottom="0in" style:contextual-spacing="false" fo:orphans="0" fo:widows="0"/>
      <style:text-properties fo:color="#222222" loext:opacity="100%" style:font-name="Arial" fo:font-size="10pt" officeooo:paragraph-rsid="0009a685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in" fo:margin-bottom="0.0555in" style:contextual-spacing="false"/>
      <style:text-properties officeooo:paragraph-rsid="0009a685"/>
    </style:style>
    <style:style style:name="P9" style:family="paragraph">
      <loext:graphic-properties draw:fill="solid" draw:fill-color="#ffffd7" draw:opacity="5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indent="0in" style:writing-mode="lr-tb"/>
    </style:style>
    <style:style style:name="P1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d7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5ce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dbb6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righ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d8ce" draw:opacity="50%"/>
      <style:paragraph-properties fo:margin-left="0in" fo:margin-right="0in" fo:margin-top="0in" fo:margin-bottom="0in" fo:line-height="100%" fo:text-align="righ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7d1d5" draw:opacity="5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e0c2cd" draw:opacity="5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dedce6" draw:opacity="5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 draw:opacity="7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3cac7" draw:opacity="7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afd095" draw:opacity="7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7bc65" draw:opacity="7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3faf46" draw:opacity="7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36" style:family="paragraph" style:parent-style-name="Standard">
      <style:paragraph-properties fo:margin-top="0in" fo:margin-bottom="0.111in" style:contextual-spacing="false" fo:line-height="0.2083in"/>
      <style:text-properties officeooo:paragraph-rsid="0009a685"/>
    </style:style>
    <style:style style:name="P37" style:family="paragraph" style:parent-style-name="Standard">
      <style:paragraph-properties fo:margin-top="0in" fo:margin-bottom="0.111in" style:contextual-spacing="false" fo:line-height="0.2083in" style:writing-mode="lr-tb" style:writing-mode-automatic="false"/>
      <style:text-properties fo:color="#222222" loext:opacity="100%" style:font-name="Arial" fo:font-size="11pt" officeooo:paragraph-rsid="0009a685" style:font-name-asian="Arial1" style:font-size-asian="11pt" style:font-name-complex="Arial1" style:font-size-complex="11pt"/>
    </style:style>
    <style:style style:name="P38" style:family="paragraph" style:parent-style-name="List_20_Paragraph" style:list-style-name="WWNum2">
      <style:paragraph-properties fo:margin-top="0in" fo:margin-bottom="0.0555in" style:contextual-spacing="false" fo:line-height="0.2083in"/>
      <style:text-properties fo:color="#222222" loext:opacity="100%" style:font-name="Arial" fo:font-size="11pt" officeooo:paragraph-rsid="0009a685" style:font-name-asian="Arial1" style:font-size-asian="11pt" style:font-name-complex="Arial1" style:font-size-complex="11pt"/>
    </style:style>
    <style:style style:name="P39" style:family="paragraph" style:parent-style-name="Heading_20_2">
      <style:text-properties fo:language="ru" fo:country="RU" officeooo:rsid="000d333f" officeooo:paragraph-rsid="000d333f"/>
    </style:style>
    <style:style style:name="P40" style:family="paragraph" style:parent-style-name="Text_20_body">
      <style:paragraph-properties style:writing-mode="lr-tb" style:writing-mode-automatic="false"/>
      <style:text-properties fo:language="ru" fo:country="RU" officeooo:rsid="000d333f" officeooo:paragraph-rsid="000ee7c5"/>
    </style:style>
    <style:style style:name="P41" style:family="paragraph" style:parent-style-name="Text_20_body">
      <style:paragraph-properties style:writing-mode="lr-tb" style:writing-mode-automatic="false"/>
      <style:text-properties fo:language="ru" fo:country="RU" officeooo:rsid="000ee7c5" officeooo:paragraph-rsid="000ee7c5"/>
    </style:style>
    <style:style style:name="P42" style:family="paragraph" style:parent-style-name="Text_20_body" style:list-style-name="L1">
      <style:paragraph-properties fo:margin-top="0in" fo:margin-bottom="0in" style:contextual-spacing="false"/>
      <style:text-properties fo:language="ru" fo:country="RU" officeooo:rsid="000ee7c5"/>
    </style:style>
    <style:style style:name="P43" style:family="paragraph" style:parent-style-name="Text_20_body" style:list-style-name="L1">
      <style:text-properties fo:language="ru" fo:country="RU" officeooo:rsid="000ee7c5"/>
    </style:style>
    <style:style style:name="P44" style:family="paragraph" style:parent-style-name="Text_20_body">
      <style:paragraph-properties style:writing-mode="lr-tb" style:writing-mode-automatic="false"/>
      <style:text-properties fo:language="ru" fo:country="RU" officeooo:rsid="000f6249" officeooo:paragraph-rsid="000f6249"/>
    </style:style>
    <style:style style:name="P45" style:family="paragraph" style:parent-style-name="Standard">
      <style:paragraph-properties fo:margin-top="0in" fo:margin-bottom="0.111in" style:contextual-spacing="false" fo:line-height="0.2083in" fo:text-align="center" style:justify-single-word="false"/>
      <style:text-properties officeooo:paragraph-rsid="0009a685"/>
    </style:style>
    <style:style style:name="P46" style:family="paragraph" style:parent-style-name="Standard">
      <style:paragraph-properties fo:margin-top="0in" fo:margin-bottom="0.139in" style:contextual-spacing="false" fo:text-align="center" style:justify-single-word="false"/>
      <style:text-properties fo:color="#1b3a5c" loext:opacity="100%" style:font-name="Arial" fo:font-size="24pt" fo:font-weight="bold" officeooo:paragraph-rsid="0009a685" style:font-name-asian="Arial1" style:font-size-asian="24pt" style:font-weight-asian="bold" style:font-name-complex="Arial1" style:font-size-complex="24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22222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T7" style:family="text">
      <style:text-properties fo:language="en" fo:country="US" officeooo:rsid="000cd4fc"/>
    </style:style>
    <style:style style:name="T8" style:family="text">
      <style:text-properties fo:language="ru" fo:country="RU" officeooo:rsid="000cd4fc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none"/>
    </style:style>
    <style:style style:name="T13" style:family="text">
      <style:text-properties fo:color="#000000" loext:opacity="100%" fo:language="ru" fo:country="RU" style:text-underline-style="none" officeooo:rsid="000cd4fc"/>
    </style:style>
    <style:style style:name="T14" style:family="text">
      <style:text-properties fo:color="#000000" loext:opacity="100%" fo:language="en" fo:country="US" style:text-underline-style="none" officeooo:rsid="000cd4fc"/>
    </style:style>
    <style:style style:name="T15" style:family="text">
      <style:text-properties fo:color="#000000" loext:opacity="100%" fo:language="ru" fo:country="RU" officeooo:rsid="000cd4fc"/>
    </style:style>
    <style:style style:name="T16" style:family="text">
      <style:text-properties fo:language="en" fo:country="US" officeooo:rsid="000ee7c5"/>
    </style:style>
    <style:style style:name="T17" style:family="text">
      <style:text-properties fo:language="en" fo:country="US"/>
    </style:style>
    <style:style style:name="T18" style:family="text">
      <style:text-properties officeooo:rsid="000ee7c5"/>
    </style:style>
    <style:style style:name="T19" style:family="text">
      <style:text-properties officeooo:rsid="000f6249"/>
    </style:style>
    <style:style style:name="T20" style:family="text">
      <style:text-properties fo:language="en" fo:country="US" officeooo:rsid="000f6249"/>
    </style:style>
    <style:style style:name="T21" style:family="text">
      <style:text-properties fo:color="#1b3a5c" loext:opacity="100%"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d7" draw:opacity="50%" draw:textarea-horizontal-align="justify" draw:textarea-vertical-align="middle" draw:auto-grow-height="false" fo:min-height="0.8252in" fo:min-width="4.23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dash" draw:stroke-dash="Long_20_Dash" svg:stroke-width="0in" svg:stroke-color="#3465a4" draw:marker-start="" draw:marker-start-width="0.0783in" draw:marker-start-center="false" draw:marker-end="Arrowheads_20_1" draw:marker-end-width="0.1181in" draw:marker-end-center="false" svg:stroke-linecap="butt" draw:fill="none" draw:fill-color="#729fcf" draw:textarea-horizontal-align="justify" draw:textarea-vertical-align="bottom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dash" draw:stroke-dash="Long_20_Dash" svg:stroke-width="0in" svg:stroke-color="#3465a4" draw:marker-start="" draw:marker-start-width="0.0783in" draw:marker-start-center="false" draw:marker-end="" draw:marker-end-width="0.1181in" draw:marker-end-center="false" svg:stroke-linecap="butt" draw:fill="none" draw:fill-color="#729fcf" draw:textarea-horizontal-align="justify" draw:textarea-vertical-align="top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d7" draw:textarea-horizontal-align="justify" draw:textarea-vertical-align="middle" draw:auto-grow-height="false" fo:min-height="0.5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5ce" draw:textarea-horizontal-align="justify" draw:textarea-vertical-align="middle" draw:auto-grow-height="false" fo:min-height="0.4992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dbb6" draw:textarea-horizontal-align="justify" draw:textarea-vertical-align="middle" draw:auto-grow-height="false" fo:min-height="0.4992in" fo:min-width="0.3992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d8ce" draw:opacity="50%" draw:textarea-horizontal-align="justify" draw:textarea-vertical-align="middle" draw:auto-grow-height="false" fo:min-height="0.5016in" fo:min-width="1.016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7d1d5" draw:opacity="50%" draw:textarea-horizontal-align="justify" draw:textarea-vertical-align="middle" draw:auto-grow-height="false" fo:min-height="0.5in" fo:min-width="0.3992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0c2cd" draw:opacity="50%" draw:textarea-horizontal-align="justify" draw:textarea-vertical-align="middle" draw:auto-grow-height="false" fo:min-height="0.4992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edce6" draw:opacity="50%" draw:textarea-horizontal-align="justify" draw:textarea-vertical-align="middle" draw:auto-grow-height="false" fo:min-height="0.4992in" fo:min-width="0.3992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opacity="73%" draw:textarea-horizontal-align="justify" draw:textarea-vertical-align="middle" draw:auto-grow-height="false" fo:min-height="0.4992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dash" draw:stroke-dash="Long_20_Dash" svg:stroke-width="0in" svg:stroke-color="#3465a4" draw:marker-start="" draw:marker-start-width="0.0783in" draw:marker-start-center="false" draw:marker-end="Arrowheads_20_1" draw:marker-end-width="0.1181in" draw:marker-end-center="false" svg:stroke-linecap="butt" draw:fill="none" draw:fill-color="#729fcf" draw:textarea-horizontal-align="justify" draw:textarea-vertical-align="top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3cac7" draw:opacity="73%" draw:textarea-horizontal-align="justify" draw:textarea-vertical-align="middle" draw:auto-grow-height="false" fo:min-height="0.5in" fo:min-width="0.3992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0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afd095" draw:opacity="73%" draw:textarea-horizontal-align="justify" draw:textarea-vertical-align="middle" draw:auto-grow-height="false" fo:min-height="0.5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7bc65" draw:opacity="73%" draw:textarea-horizontal-align="justify" draw:textarea-vertical-align="middle" draw:auto-grow-height="false" fo:min-height="0.4992in" fo:min-width="0.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faf46" draw:opacity="73%" draw:textarea-horizontal-align="justify" draw:textarea-vertical-align="middle" draw:auto-grow-height="false" fo:min-height="0.5in" fo:min-width="0.398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20" style:family="graphic">
      <style:graphic-properties draw:stroke="dash" draw:stroke-dash="Long_20_Dash" svg:stroke-width="0in" svg:stroke-color="#3465a4" draw:marker-start="" draw:marker-start-width="0.0783in" draw:marker-start-center="false" draw:marker-end="" draw:marker-end-width="0.1181in" draw:marker-end-center="false" svg:stroke-linecap="butt" draw:fill="none" draw:fill-color="#729fcf" draw:textarea-horizontal-align="justify" draw:textarea-vertical-align="bottom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color="#5983b0" draw:marker-start="Arrow" draw:marker-start-width="0.0783in" draw:marker-end="Arrow" draw:marker-end-width="0.0783in" draw:fill="none" draw:fill-color="#ffffff" draw:textarea-vertical-align="middle" draw:line-distance="0.161in" draw:show-unit="true" loext:decorative="false" style:run-through="foreground"/>
      <style:paragraph-properties style:writing-mode="lr-tb"/>
    </style:style>
    <style:style style:name="gr22" style:family="graphic">
      <style:graphic-properties draw:stroke="solid" svg:stroke-width="0in" svg:stroke-color="#3465a4" draw:marker-start="Line_20_short" draw:marker-start-width="0.1181in" draw:marker-start-center="false" draw:marker-end="Line_20_short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озникновение субъективной реальности</text:h>
      <text:p text:style-name="P2">Пороговые эволюционные уровни EVL0 → EVLD</text:p>
      <text:h text:style-name="Heading_20_2" text:outline-level="2">Постановка проблемы</text:h>
      <text:p text:style-name="P3">Глава 1 установила архитектурный фундамент: SERN как сенсорно-рефлекторную машину EVL0 и SRNT как иерархию карт. Настоящая глава вводит ключевое понятие — пороговый эволюционный уровень (EVL).</text:p>
      <text:p text:style-name="P4">Пороговый эволюционный уровень (EVL) — это необратимый архитектурный переход, в результате которого система приобретает качественно новый класс возможностей, несводимых к комбинации уже существующих.</text:p>
      <text:p text:style-name="P5"/>
      <text:h text:style-name="Heading_20_2" text:outline-level="2">EVL0 — сенсорно-рефлекторная машина</text:h>
      <text:p text:style-name="P3">EVL0 является точкой отсчёта. Система не способна оперировать отсутствующими стимулами. Активные секции NDDI: V (значения), A (активности). Остальные — отсутствуют.</text:p>
      <text:p text:style-name="P4">EVL0 — это совершенная машина для настоящего момента. Её единственная слабость — она не существует ни в прошлом, ни в будущем.</text:p>
      <text:p text:style-name="P5"/>
      <text:h text:style-name="Heading_20_2" text:outline-level="2">Общий принцип порогов</text:h>
      <text:p text:style-name="P3">Каждый EVL: Давление (адаптивная задача) → Механизм (новый архитектурный элемент) → Порог (необратимое изменение) → Следствие (новый класс поведения). Три группы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6">Группа</text:p>
          </table:table-cell>
          <table:table-cell table:style-name="Table4.A1" office:value-type="string">
            <text:p text:style-name="P6">Уровни</text:p>
          </table:table-cell>
          <table:table-cell table:style-name="Table4.A1" office:value-type="string">
            <text:p text:style-name="P6">Домен</text:p>
          </table:table-cell>
          <table:table-cell table:style-name="Table4.A1" office:value-type="string">
            <text:p text:style-name="P6">Паттерн</text:p>
          </table:table-cell>
        </table:table-row>
        <table:table-row table:style-name="Table4.1">
          <table:table-cell table:style-name="Table4.A2" office:value-type="string">
            <text:p text:style-name="P7">Пространственная</text:p>
          </table:table-cell>
          <table:table-cell table:style-name="Table4.B2" office:value-type="string">
            <text:p text:style-name="P7">EVL1/EVL2/EVL3</text:p>
          </table:table-cell>
          <table:table-cell table:style-name="Table4.C2" office:value-type="string">
            <text:p text:style-name="P7">Физическое</text:p>
          </table:table-cell>
          <table:table-cell table:style-name="Table4.D2" office:value-type="string">
            <text:p text:style-name="P7">CNN1 → b-вектор → MAP3</text:p>
          </table:table-cell>
        </table:table-row>
        <table:table-row table:style-name="Table4.1">
          <table:table-cell table:style-name="Table4.A3" office:value-type="string">
            <text:p text:style-name="P7">Символьная</text:p>
          </table:table-cell>
          <table:table-cell table:style-name="Table4.B3" office:value-type="string">
            <text:p text:style-name="P7">EVL6/EVL8</text:p>
          </table:table-cell>
          <table:table-cell table:style-name="Table4.C3" office:value-type="string">
            <text:p text:style-name="P7">Семантическое</text:p>
          </table:table-cell>
          <table:table-cell table:style-name="Table4.D3" office:value-type="string">
            <text:p text:style-name="P7">CNN2 → P-вектор → MAP8</text:p>
          </table:table-cell>
        </table:table-row>
        <table:table-row table:style-name="Table4.1">
          <table:table-cell table:style-name="Table4.A4" office:value-type="string">
            <text:p text:style-name="P7">Аксиологическая</text:p>
          </table:table-cell>
          <table:table-cell table:style-name="Table4.B4" office:value-type="string">
            <text:p text:style-name="P7">EVLA/EVLB</text:p>
          </table:table-cell>
          <table:table-cell table:style-name="Table4.C4" office:value-type="string">
            <text:p text:style-name="P7">Понятия</text:p>
          </table:table-cell>
          <table:table-cell table:style-name="Table4.D4" office:value-type="string">
            <text:p text:style-name="P7">CNN3 → W-вектор → MAPB</text:p>
          </table:table-cell>
        </table:table-row>
      </table:table>
      <text:p text:style-name="P8"><text:soft-page-break/></text:p>
      <text:p text:style-name="P3">На каждом индивидуальном уровне: MAP# (карта) + OPN# (операционная сеть) + TRL# (траекторный лог). Виртуальные социальные уровни собственных OPN и TRL не имеют.</text:p>
      <text:p text:style-name="P3"><draw:frame draw:style-name="fr1" draw:name="Frame1" text:anchor-type="paragraph" svg:x="-0.0299in" svg:y="0.1118in" svg:width="7.261in" draw:z-index="0"><draw:text-box fo:min-height="3.4909in"><text:p text:style-name="Figure"><draw:g text:anchor-type="paragraph" draw:z-index="1" draw:name="Group object 1" draw:style-name="gr1"><draw:custom-shape draw:style-name="gr2" draw:text-style-name="P9" svg:width="6.6224in" svg:height="1.3795in" svg:x="-0.0051in" svg:y="1.45in"><text:p/><draw:enhanced-geometry svg:viewBox="0 0 21600 21600" draw:glue-points="?f6 0 10800 ?f8 ?f11 10800 ?f9 21600 10800 ?f10 ?f5 10800" draw:text-areas="?f3 ?f3 ?f4 ?f4" draw:type="parallelogram" draw:modifiers="4379.8831481269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range-x-minimum="0" draw:handle-range-x-maximum="21600" draw:handle-position="$0 top" draw:handle-position-x="$0" draw:handle-position-y="top"/></draw:enhanced-geometry></draw:custom-shape><draw:line draw:style-name="gr3" draw:text-style-name="P11" svg:x1="-0.0008in" svg:y1="2.8205in" svg:x2="7.1913in" svg:y2="2.8209in"><text:p text:style-name="P10"><text:span text:style-name="T1">Уровень Иерархии</text:span></text:p></draw:line><draw:line draw:style-name="gr3" draw:text-style-name="P11" svg:x1="5.2823in" svg:y1="2.8291in" svg:x2="7.1906in" svg:y2="0.9232in"><text:p text:style-name="P10"><text:span text:style-name="T1">Уровень Интеллекта</text:span></text:p></draw:line><draw:line draw:style-name="gr4" draw:text-style-name="P12" svg:x1="0.8906in" svg:y1="2.5937in" svg:x2="5.7697in" svg:y2="2.5937in"><text:p/></draw:line><draw:line draw:style-name="gr4" draw:text-style-name="P12" svg:x1="4.6055in" svg:y1="1.8724in" svg:x2="6.5248in" svg:y2="1.8752in"><text:p/></draw:line><draw:frame draw:style-name="gr5" draw:text-style-name="P14" svg:width="0.6004in" svg:height="0.4012in" svg:x="5.7512in" svg:y="2.3681in"><draw:text-box><text:p text:style-name="P13"><text:span text:style-name="T2">1 свертка</text:span></text:p></draw:text-box></draw:frame><draw:custom-shape draw:style-name="gr6" draw:text-style-name="P16" svg:width="0.8398in" svg:height="0.8421in" svg:x="-0.0071in" svg:y="1.978in"><text:p text:style-name="P15"><text:span text:style-name="T3">1:</text:span></text:p><text:p text:style-name="P15"><text:span text:style-name="T3">Пространство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7" draw:text-style-name="P17" svg:width="0.8398in" svg:height="0.8413in" svg:x="0.8476in" svg:y="1.7291in"><text:p text:style-name="P15"><text:span text:style-name="T3">2:</text:span></text:p><text:p text:style-name="P15"><text:span text:style-name="T3">Свертка: Концепты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8" draw:text-style-name="P18" svg:width="0.8406in" svg:height="0.8413in" svg:x="1.5854in" svg:y="1.6047in"><text:p text:style-name="P15"><text:span text:style-name="T3">3:</text:span></text:p><text:p text:style-name="P15"><text:span text:style-name="T3">Сплайс: Событ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9" draw:text-style-name="P20" svg:width="1.4594in" svg:height="0.8449in" svg:x="2.4268in" svg:y="1.3598in"><text:p text:style-name="P19"><text:span text:style-name="T3">6:</text:span></text:p><text:p text:style-name="P19"><text:span text:style-name="T3">Индивид. </text:span></text:p><text:p text:style-name="P19"><text:span text:style-name="T3">Символы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0" draw:text-style-name="P21" svg:width="0.8406in" svg:height="0.8421in" svg:x="3.7874in" svg:y="1.2362in"><text:p text:style-name="P15"><text:span text:style-name="T3">8:</text:span></text:p><text:p text:style-name="P15"><text:span text:style-name="T3">Индивид.</text:span></text:p><text:p text:style-name="P15"><text:span text:style-name="T3">Нарративы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1" draw:text-style-name="P22" svg:width="0.8398in" svg:height="0.8413in" svg:x="4.6276in" svg:y="1.0028in"><text:p text:style-name="P15"><text:span text:style-name="T3">А:</text:span></text:p><text:p text:style-name="P15"><text:span text:style-name="T3">Индивид. Понят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2" draw:text-style-name="P23" svg:width="0.8406in" svg:height="0.8413in" svg:x="5.3795in" svg:y="0.8634in"><text:p text:style-name="P15"><text:span text:style-name="T3">B:</text:span></text:p><text:p text:style-name="P15"><text:span text:style-name="T3">Индивид.</text:span></text:p><text:p text:style-name="P15"><text:span text:style-name="T3">Противореч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3" draw:text-style-name="P24" svg:width="0.8398in" svg:height="0.8413in" svg:x="2.215in" svg:y="1.0028in"><text:p text:style-name="P15"><text:span text:style-name="T3">4:</text:span></text:p><text:p text:style-name="P15"><text:span text:style-name="T3">Общие Событ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line draw:style-name="gr14" draw:text-style-name="P11" svg:x1="0in" svg:y1="2.8079in" svg:x2="0in" svg:y2="0.1496in"><text:p text:style-name="P10"><text:span text:style-name="T1">Уровень Обществености</text:span></text:p></draw:line><draw:custom-shape draw:style-name="gr15" draw:text-style-name="P25" svg:width="0.8406in" svg:height="0.8421in" svg:x="3.0457in" svg:y="0.7535in"><text:p text:style-name="P15"><text:span text:style-name="T3">5:</text:span></text:p><text:p text:style-name="P15"><text:span text:style-name="T3">Общие Символы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line draw:style-name="gr4" draw:text-style-name="P12" svg:x1="0.8906in" svg:y1="2.5941in" svg:x2="5.7697in" svg:y2="2.5941in"><text:p/></draw:line><draw:line draw:style-name="gr4" draw:text-style-name="P12" svg:x1="2.402in" svg:y1="2.2201in" svg:x2="6.1449in" svg:y2="2.2201in"><text:p/></draw:line><draw:frame draw:style-name="gr16" draw:text-style-name="P14" svg:width="0.6004in" svg:height="0.4024in" svg:x="6.111in" svg:y="1.972in"><draw:text-box><text:p text:style-name="P13"><text:span text:style-name="T2">2 свертка</text:span></text:p></draw:text-box></draw:frame><draw:frame draw:style-name="gr5" draw:text-style-name="P14" svg:width="0.6004in" svg:height="0.4012in" svg:x="6.4709in" svg:y="1.5835in"><draw:text-box><text:p text:style-name="P13"><text:span text:style-name="T2">3 свертка</text:span></text:p></draw:text-box></draw:frame><draw:custom-shape draw:style-name="gr17" draw:text-style-name="P26" svg:width="0.8398in" svg:height="0.8421in" svg:x="3.7886in" svg:y="0.6291in"><text:p text:style-name="P15"><text:span text:style-name="T3">9:</text:span></text:p><text:p text:style-name="P15"><text:span text:style-name="T3">Общие Нарративы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8" draw:text-style-name="P27" svg:width="0.8413in" svg:height="0.8413in" svg:x="4.6193in" svg:y="0.4016in"><text:p text:style-name="P15"><text:span text:style-name="T3">С:</text:span></text:p><text:p text:style-name="P15"><text:span text:style-name="T3">Общие Понят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custom-shape draw:style-name="gr19" draw:text-style-name="P28" svg:width="0.8398in" svg:height="0.8421in" svg:x="5.3756in" svg:y="0.2535in"><text:p text:style-name="P15"><text:span text:style-name="T3">D:</text:span></text:p><text:p text:style-name="P15"><text:span text:style-name="T3">Общие Противоречия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65.8115441539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switched="true" draw:handle-range-y-minimum="0" draw:handle-range-y-maximum="21600" draw:handle-position="left $0" draw:handle-position-x="left" draw:handle-position-y="$0"/></draw:enhanced-geometry></draw:custom-shape><draw:line draw:style-name="gr20" draw:text-style-name="P11" svg:x1="1.8165in" svg:y1="2.8421in" svg:x2="3.222in" svg:y2="1.4382in"><text:p/></draw:line><draw:line draw:style-name="gr20" draw:text-style-name="P11" svg:x1="3.6264in" svg:y1="2.8386in" svg:x2="5.024in" svg:y2="1.4425in"><text:p/></draw:line><draw:measure draw:style-name="gr21" draw:text-style-name="P30" svg:x1="1.8146in" svg:y1="2.8902in" svg:x2="3.5937in" svg:y2="2.8902in"><text:p text:style-name="P29"><text:span text:style-name="T4">Символы</text:span><text:span text:style-name="T4"><text:measure text:kind="gap"/></text:span><text:span text:style-name="T4"> (LLM)</text:span></text:p></draw:measure><draw:measure draw:style-name="gr21" draw:text-style-name="P32" svg:x1="3.5913in" svg:y1="2.8866in" svg:x2="5.2713in" svg:y2="2.8866in"><text:p text:style-name="P31"><text:span text:style-name="T4">Понятия</text:span></text:p></draw:measure><draw:measure draw:style-name="gr21" draw:text-style-name="P32" svg:x1="-0.0091in" svg:y1="2.8902in" svg:x2="1.8118in" svg:y2="2.8902in"><text:p text:style-name="P31"><text:span text:style-name="T4">Кинематика</text:span></text:p></draw:measure><draw:line draw:style-name="gr4" draw:text-style-name="P12" svg:x1="5.3236in" svg:y1="1.4579in" svg:x2="6.8299in" svg:y2="1.4508in"><text:p/></draw:line><draw:line draw:style-name="gr22" draw:text-style-name="P33" svg:x1="6.476in" svg:y1="1.8465in" svg:x2="6.8311in" svg:y2="1.4508in"><text:p/></draw:line><draw:line draw:style-name="gr22" draw:text-style-name="P33" svg:x1="6.1028in" svg:y1="2.2339in" svg:x2="6.4492in" svg:y2="1.8874in"><text:p/></draw:line><draw:line draw:style-name="gr22" draw:text-style-name="P33" svg:x1="5.7264in" svg:y1="2.6079in" svg:x2="6.0728in" svg:y2="2.2614in"><text:p/></draw:line><draw:frame draw:style-name="gr5" draw:text-style-name="P14" svg:width="0.7197in" svg:height="0.4012in" svg:x="5.3913in" svg:y="2.6319in"><draw:text-box><text:p text:style-name="P13"><text:span text:style-name="T2">3D геометрия</text:span></text:p></draw:text-box></draw:frame><draw:line draw:style-name="gr20" draw:text-style-name="P11" svg:x1="0in" svg:y1="2.2161in" svg:x2="1.3043in" svg:y2="0.9138in"><text:p/></draw:line><draw:line draw:style-name="gr20" draw:text-style-name="P11" svg:x1="-0.0177in" svg:y1="1.6138in" svg:x2="1.3217in" svg:y2="0.276in"><text:p/></draw:line><draw:measure draw:style-name="gr21" draw:text-style-name="P35" svg:x1="0.0484in" svg:y1="2.7965in" svg:x2="0.0484in" svg:y2="2.2244in"><text:p text:style-name="P34"><text:span text:style-name="T3">Индивид.</text:span></text:p></draw:measure><draw:measure draw:style-name="gr21" draw:text-style-name="P35" svg:x1="0.0457in" svg:y1="2.2161in" svg:x2="0.0457in" svg:y2="1.6429in"><text:p text:style-name="P34"><text:span text:style-name="T3">Сощиальный</text:span><text:span text:style-name="T1">.</text:span></text:p><text:p text:style-name="P34"><text:span text:style-name="T1"/></text:p></draw:measure><draw:line draw:style-name="gr20" draw:text-style-name="P11" svg:x1="1.322in" svg:y1="0.8681in" svg:x2="6.5913in" svg:y2="0.8681in"><text:p/></draw:line><draw:line draw:style-name="gr20" draw:text-style-name="P11" svg:x1="1.3224in" svg:y1="0.2732in" svg:x2="6.5913in" svg:y2="0.2642in"><text:p/></draw:line><draw:line draw:style-name="gr4" draw:text-style-name="P11" svg:x1="1.3209in" svg:y1="1.4378in" svg:x2="1.3209in" svg:y2="0.0004in"><text:p/></draw:line><draw:line draw:style-name="gr4" draw:text-style-name="P11" svg:x1="6.6118in" svg:y1="1.4382in" svg:x2="6.6118in" svg:y2="0.0008in"><text:p/></draw:line></draw:g>Figure <text:sequence text:ref-name="refFigure0" text:name="Figure" text:formula="ooow:Figure+1" style:num-format="1">1</text:sequence>: Эволюционные уровни Gativus</text:p></draw:text-box></draw:frame></text:p>
      <text:p text:style-name="P5"/>
      <text:h text:style-name="Heading_20_2" text:outline-level="2">Группа I: физические пороги (EVL1–EVL3)</text:h>
      <text:h text:style-name="Heading_20_3" text:outline-level="3">EVL1 — Пространственная модель (MAP1)</text:h>
      <text:p text:style-name="P36"><text:span text:style-name="T5">Давление: </text:span><text:span text:style-name="T6">Среда пространственно неоднородна. EVL0 не помнит, где был источник пищи час назад.</text:span></text:p>
      <text:p text:style-name="P3">EVL1 вводит аллоцентрическую пространственную карту MAP1. OPN1 реализует SLAM. Нейробиологическое основание: place cells и grid cells гиппокампа (O’Keefe, 1971; Moser et al., 2005). Организм рождается с фиксированным количеством пустых карт MAP1. В процессе жизни OPN1 заполняет их тем, что организм видит и ощущает. Новые секции NDDI: L (Location).</text:p>
      <text:h text:style-name="Heading_20_3" text:outline-level="3">EVL2 — Предметная модель (MAP2)</text:h>
      <text:p text:style-name="P36"><text:span text:style-name="T5">Давление: </text:span><text:span text:style-name="T6">MAP1 регистрирует координаты, но не качество объектов.</text:span></text:p>
      <text:p text:style-name="P37">EVL2 вводит CNN1 — первую свёрточную нейросеть. Feature Vector является R-меткой (Recognition) объекта. OPN2 управляет обучением CNN1. Обратная CNN1 — нейронный механизм воображения. Новые секции NDDI: R (Recognition). <text:span text:style-name="T7">CNN1 </text:span><text:span text:style-name="T8">обучается на случайных или предварительных объектах </text:span><text:span text:style-name="T7">MAP2, </text:span><text:span text:style-name="T8">с последующим переобучением по мере уточнения первоначальных объектов и возникновения новых.</text:span></text:p>
      <text:h text:style-name="Heading_20_3" text:outline-level="3"><text:soft-page-break/>EVL3 — Поведенческая модель (MAP3)</text:h>
      <text:p text:style-name="P36"><text:span text:style-name="T5">Давление: </text:span><text:span text:style-name="T6">Достижение цели требует последовательности действий. MAP1 знает «куда», MAP2 знает «что» — нет плана «как».</text:span></text:p>
      <text:p text:style-name="P3">EVL3 вводит b-вектор сплайса. Атомарная единица MAP3 — OPRN (OPeRatioN): триада «Субъект — b-вектор — Объект». Цепочки OPRN образуют BLOM. BLOM может быть запланированным или завершённым. Новые секции NDDI: T (Target), B (Behavior).</text:p>
      <text:p text:style-name="P3">EVL3 вводит TRL3 (TRajectory Log) — траекторный лог уровня MAP3. TRL3 содержит рассчитанные BLOM — как запланированные (кандидаты на исполнение), так и завершённые (с нейромедиаторными метками). При возникновении нового b-вектора OPN3 рассчитывает варианты BLOM, оценивает их с учётом меток прошлых исполнений и выбирает лучший.</text:p>
      <text:p text:style-name="P3">Мотивация уровня EVL3: метрическое расстояние между текущим состоянием и целевым b-сплайсом. Движение по обнулению этого расстояния — субъективный опыт физического уровня.</text:p>
      <text:p text:style-name="P3">TRL3 меняет приоритеты поведения — но не субъекта. Это адаптация, а не развитие.</text:p>
      <text:p text:style-name="P5"/>
      <text:h text:style-name="Heading_20_2" text:outline-level="2">Виртуальные социальные уровни (EVL4, EVL5)</text:h>
      <text:h text:style-name="Heading_20_3" text:outline-level="3">EVL4 — Коллективное поведение (MAP4)</text:h>
      <text:p text:style-name="P3">MAP4 = ⋃ MAP3 группы. Виртуальная карта без собственной OPN.</text:p>
      <text:h text:style-name="Heading_20_3" text:outline-level="3">EVL5 — Общий язык (MAP5)</text:h>
      <text:p text:style-name="P3">MAP5 — результат свёртки MAP4 в систему конвенциональных символов. Язык возникает как эмерджентное свойство группы. MAP5 не имеет единственного носителя.</text:p>
      <text:p text:style-name="P5"/>
      <text:h text:style-name="Heading_20_2" text:outline-level="2">Группа II: символьные пороги (EVL6, EVL8)</text:h>
      <text:h text:style-name="Heading_20_3" text:outline-level="3">EVL6 — Символьная модель (MAP6)</text:h>
      <text:p text:style-name="P37">CNN2 обучается на данных <text:span text:style-name="T8">карты </text:span><text:span text:style-name="T9">MAP</text:span><text:span text:style-name="T8">6</text:span>, — и создаёт<text:span text:style-name="T9"> </text:span><text:span text:style-name="T8">ее путем уточнения и расширения</text:span>. CNN2<text:span text:style-name="T9"> </text:span><text:span text:style-name="T8">преобразует данные карт</text:span><text:span text:style-name="T7"> MAP2/3</text:span><text:span text:style-name="T8"> и</text:span><text:span text:style-name="T9"> </text:span>выполняет: стирание L-компоненты, обнуление модулей b-векторов, редукцию к типу. MAP6 формируется на пересечении восходящего процесса (CNN2 извлекает инварианты из MAP3) и нисходящего (закрепляются только те векторы, которые соответствуют MAP5). MAP6 — частичная реплика MAP5 в индивидуальном организме. Новые секции NDDI: S (Symbolic).</text:p>
      <text:h text:style-name="Heading_20_3" text:outline-level="3"><text:soft-page-break/>EVL8 — Нарративная модель (MAP8)</text:h>
      <text:p text:style-name="P3">EVL8 вводит P-вектор сплайса и OPN7/OPN8. OPN7 активирует связи между символами MAP6. OPN8 выполняет логические операции внутри MAP8.</text:p>
      <text:p text:style-name="P3">Атомарная единица MAP8 — KLEN (Knowledge ENtity): триада «Символ — P-вектор — Символ». P-вектор является идентификатором триады. Цепочки KLEN образуют KLOM. Новые секции NDDI: N (Narrative), P (Predicate).</text:p>
      <text:p text:style-name="P3">TRL8 расширяет взаимодействие триплетов от временной последовательности (как в TRL3) до более широкого понимания казуальности: временная, логическая («потому что»), условная («если — то»).</text:p>
      <text:p text:style-name="P3">Мотивация уровня EVL8: семантическое расстояние между P-графами нарративов. Движение по обнулению этого расстояния — субъективный опыт нарративного уровня.</text:p>
      <text:p text:style-name="P3">TRL8 меняет стратегию нарратива. Субъект остаётся тем же. Это обучение, а не становление.</text:p>
      <text:h text:style-name="Heading_20_3" text:outline-level="3">EVL9 — Общий нарратив (MAP9)</text:h>
      <text:p text:style-name="P3">MAP9 = ⋃ MAP8 цивилизации. Весь накопленный символьный опыт человечества.</text:p>
      <text:p text:style-name="P5"/>
      <text:h text:style-name="Heading_20_2" text:outline-level="2">Группа III: аксиологические пороги (EVLA, EVLB)</text:h>
      <text:h text:style-name="Heading_20_3" text:outline-level="3">EVLA — Пространство Понятий (MAPA)</text:h>
      <text:p text:style-name="P37"><text:span text:style-name="T10">CNN3</text:span><text:span text:style-name="T11"> </text:span><text:span text:style-name="T12">обучается на </text:span><text:span text:style-name="T13">данных <text:s/></text:span><text:span text:style-name="T14">MAPA</text:span><text:span text:style-name="T10">, </text:span><text:span text:style-name="T15">после чего уточняет и расширяет ее, </text:span><text:span text:style-name="T10">группируя взаимосвязанные нарративы и извлекая инварианты — аналогично тому, как CNN1 группирует пиксели и находит инвариантные признаки объектов.</text:span> Результат: Понятия (C) — Совесть, Красота, Честь, Справедливость. Новые секции NDDI: C (Concept).</text:p>
      <text:p text:style-name="P3">C-компоненты имеют двойную природу происхождения:</text:p>
      <text:list xml:id="list1548337137" text:style-name="WWNum2">
        <text:list-item text:start-value="1">
          <text:p text:style-name="P38">Восходящий процесс: CNN3 извлекает инварианты из нарративов MAP8. В начале развития свёртки простые. По мере накопления нарративов инварианты становятся глубже.</text:p>
        </text:list-item>
        <text:list-item>
          <text:p text:style-name="P38">Нисходящий процесс: C_должно — идеальное качество — приходит от MAPC (общей карты Понятий). Направление снятия противоречия приходит от MAPD (общей карты противоречий). MAPC даёт координату «куда» (идеал), MAPD даёт вектор «как» (направление снятия).</text:p>
        </text:list-item>
      </text:list>
      <text:h text:style-name="Heading_20_3" text:outline-level="3">EVLB — Конкретные переживания (MAPB)</text:h>
      <text:p text:style-name="P3">W-вектор сплайса — вектор противоречия. W = расстояние C_должно − C_есть. Это мотивация, или интенция. Если |W| &gt; ε, активируется OPNB и запускается трёхстадийная компиляция MAPB→MAP8→MAP6→MAP2/3. Новые секции NDDI: W (Widerspruch).</text:p>
      <text:p text:style-name="P3"><text:soft-page-break/>Атомарная единица MAPB — MOTV. Цепочки MOTV образуют WLOM. TRLB содержит рассчитанные, строящиеся и завершённые MOTV/WLOM.</text:p>
      <text:p text:style-name="P3">Каждое снятие W-вектора необратимо изменяет C-компоненты — систему координат аксиологического пространства. Это становление личности.</text:p>
      <text:p text:style-name="P3">Личность — не текущее состояние C-компонент, а траектория TRLB: история того, через какие W-векторы прошла система и как каждое снятие изменило конфигурацию MAPA.</text:p>
      <text:h text:style-name="Heading_20_3" text:outline-level="3">EVLC — Социальная синхронизация Понятий (MAPC)</text:h>
      <text:p text:style-name="P3">MAPC = ⋃ MAPB группы. Источник C_должно в нисходящем процессе.</text:p>
      <text:h text:style-name="Heading_20_3" text:outline-level="3">EVLD — Социальная модель противоречий (MAPD)</text:h>
      <text:p text:style-name="P3">MAPD = ⋃ MAPC группы. Кодификация общих W-векторов в право. Источник направления снятия противоречий в индивидуальной MAPB.</text:p>
      <text:p text:style-name="P5"/>
      <text:h text:style-name="P39" text:outline-level="2">Механизм памяти событий</text:h>
      <text:p text:style-name="P40">Сплайсы всех уровней <text:span text:style-name="T16">BLOM/KLOM/WLOM </text:span>существуют в рамках своих карт уровней <text:span text:style-name="T17">MAP3/8/B. </text:span>Однако для <text:span text:style-name="T18">организации эффективного поиска и анализа истории организма, события можно организовать в виде потока вдоль оси действия (для</text:span><text:span text:style-name="T16"> MAP3 –</text:span><text:span text:style-name="T18"> время, для </text:span><text:s/><text:span text:style-name="T18">MAP8 — может быть традиционное время, но могут быть специфичные этому уровню оси причинности, а для </text:span><text:span text:style-name="T16">MAPB – </text:span><text:span text:style-name="T18">все предыдущие с </text:span><text:span text:style-name="T16">EVL8 </text:span><text:span text:style-name="T18">направления, плюс направления свойственные этому уровню.</text:span></text:p>
      <text:p text:style-name="P41">Каждое событие в результате своего завершения — может быть помечено нейромедиаторным метками. <text:span text:style-name="T19">Наиболее понятным будет пример на уровне </text:span><text:span text:style-name="T20">MAP3:</text:span></text:p>
      <text:list text:style-name="L1">
        <text:list-item>
          <text:p text:style-name="P42"><text:span text:style-name="Strong_20_Emphasis">Высокий дофамин/эндорфин → метка (+):</text:span> BLOM кандидат на повторение при сходных условиях. </text:p>
        </text:list-item>
        <text:list-item>
          <text:p text:style-name="P42"><text:span text:style-name="Strong_20_Emphasis">Нейтральный уровень → метка (0):</text:span> BLOM сохраняется без приоритета. </text:p>
        </text:list-item>
        <text:list-item>
          <text:p text:style-name="P43"><text:span text:style-name="Strong_20_Emphasis">Высокий кортизол → метка (−):</text:span> BLOM маркируется как избегаемый.</text:p>
        </text:list-item>
      </text:list>
      <text:p text:style-name="P44">С учетом того, что время на карте <text:span text:style-name="T17">MAP8 </text:span>отсуствует — его можно заменить символом в часах и минутах (что объясняет феномен времени вообще), и получить похожую на <text:span text:style-name="T17">MAP3 </text:span>картину в символьном домене.</text:p>
      <text:p text:style-name="P41"/>
      <text:h text:style-name="Heading_20_2" text:outline-level="2">Ортогональность SRNT и SERN</text:h>
      <text:p text:style-name="P3">SRNT и SERN ортогональны: они оперируют в различных информационных пространствах при едином субстрате. Интерфейс: восходящий путь (SERN→SRNT через CNN1/OPN1) и нисходящий (SRNT→SERN через компиляцию OPN3).</text:p>
      <text:p text:style-name="P4"><text:soft-page-break/>SERN и SRNT — не дух и тело, но два процессора, работающих с разными форматами данных в одном аппаратном субстрате. Психофизиологическая проблема — это проблема формата, а не субстанции.</text:p>
      <text:p text:style-name="P5"/>
      <text:h text:style-name="Heading_20_2" text:outline-level="2">Автономизация SRNT и системный конфликт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Стадия</text:p>
          </table:table-cell>
          <table:table-cell table:style-name="Table5.A1" office:value-type="string">
            <text:p text:style-name="P6">Уровни</text:p>
          </table:table-cell>
          <table:table-cell table:style-name="Table5.A1" office:value-type="string">
            <text:p text:style-name="P6">Отношение SRNT к SERN</text:p>
          </table:table-cell>
        </table:table-row>
        <table:table-row table:style-name="Table5.1">
          <table:table-cell table:style-name="Table5.A2" office:value-type="string">
            <text:p text:style-name="P7">Инструментальная</text:p>
          </table:table-cell>
          <table:table-cell table:style-name="Table5.B2" office:value-type="string">
            <text:p text:style-name="P7">EVL1–EVL3</text:p>
          </table:table-cell>
          <table:table-cell table:style-name="Table5.C2" office:value-type="string">
            <text:p text:style-name="P7">SRNT расширяет возможности SERN. Цели задаются SERN.</text:p>
          </table:table-cell>
        </table:table-row>
        <table:table-row table:style-name="Table5.1">
          <table:table-cell table:style-name="Table5.A3" office:value-type="string">
            <text:p text:style-name="P7">Дополнительная</text:p>
          </table:table-cell>
          <table:table-cell table:style-name="Table5.B3" office:value-type="string">
            <text:p text:style-name="P7">EVL4–EVL6</text:p>
          </table:table-cell>
          <table:table-cell table:style-name="Table5.C3" office:value-type="string">
            <text:p text:style-name="P7">Социальные цели, частично независимые от биологических.</text:p>
          </table:table-cell>
        </table:table-row>
        <table:table-row table:style-name="Table5.1">
          <table:table-cell table:style-name="Table5.A4" office:value-type="string">
            <text:p text:style-name="P7">Конкурирующая</text:p>
          </table:table-cell>
          <table:table-cell table:style-name="Table5.B4" office:value-type="string">
            <text:p text:style-name="P7">EVL8–EVLA</text:p>
          </table:table-cell>
          <table:table-cell table:style-name="Table5.C4" office:value-type="string">
            <text:p text:style-name="P7">Ценностная иерархия, способная блокировать SERN.</text:p>
          </table:table-cell>
        </table:table-row>
        <table:table-row table:style-name="Table5.1">
          <table:table-cell table:style-name="Table5.A5" office:value-type="string">
            <text:p text:style-name="P7">Доминирующая</text:p>
          </table:table-cell>
          <table:table-cell table:style-name="Table5.B5" office:value-type="string">
            <text:p text:style-name="P7">EVLB–EVLD</text:p>
          </table:table-cell>
          <table:table-cell table:style-name="Table5.C5" office:value-type="string">
            <text:p text:style-name="P7">W-вектор систематически управляет SERN через компиляцию.</text:p>
          </table:table-cell>
        </table:table-row>
      </table:table>
      <text:p text:style-name="P8"/>
      <text:p text:style-name="P3">Конфликт: |W_srnt| vs |D_sern| + ε. Степень развития CNN3 и богатство TRLB определяют исход.</text:p>
      <text:p text:style-name="P5"/>
      <text:h text:style-name="Heading_20_2" text:outline-level="2">Выводы</text:h>
      <text:list text:continue-list="list1548337137" text:style-name="WWNum2">
        <text:list-item>
          <text:p text:style-name="P38">Каждый EVL — необратимый архитектурный скачок с новыми секциями NDDI.</text:p>
        </text:list-item>
        <text:list-item>
          <text:p text:style-name="P38">Три группы порогов: физические, символьные, аксиологические. Виртуальные социальные уровни между ними.</text:p>
        </text:list-item>
        <text:list-item>
          <text:p text:style-name="P38">SRNT и SERN ортогональны при единстве субстрата.</text:p>
        </text:list-item>
        <text:list-item>
          <text:p text:style-name="P38">На каждом уровне TRL# превращает реактивную систему в историческую.</text:p>
        </text:list-item>
      </text:list>
      <text:p text:style-name="P4">Эволюция не изобрела три разных способа усложнить сознание. Она изобрела один способ — и применила его трижды.</text:p>
      <text:p text:style-name="P45"/>
      <text:p text:style-name="P46"><text:span text:style-name="Strong_20_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1b3a5c" loext:opacity="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3T13:11:07.371751000</dc:date>
    <meta:editing-duration>PT1H31M45S</meta:editing-duration>
    <meta:editing-cycles>8</meta:editing-cycles>
    <meta:generator>LibreOffice/26.2.1.2$Windows_X86_64 LibreOffice_project/620$Build-2</meta:generator>
    <meta:document-statistic meta:table-count="2" meta:image-count="0" meta:object-count="0" meta:page-count="6" meta:paragraph-count="105" meta:word-count="1225" meta:character-count="9282" meta:non-whitespace-character-count="8119"/>
  </office:meta>
</office:document-meta>
</file>